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language="zh" fo:language-asian="zh" fo:language-complex="zh"/>
    </style:style>
  </office:automatic-styles>
  <office:body>
    <office:text>
      <text:p>
     This is an example of text with different language. the following is Chinese word which means "how are you".
   </text:p>
      <text:p text:style-name="P1"> 你好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